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4pt" officeooo:rsid="001c09b1" officeooo:paragraph-rsid="001c09b1" style:font-size-asian="21pt" style:font-size-complex="24pt"/>
    </style:style>
    <style:style style:name="P10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db421" officeooo:paragraph-rsid="001db421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db421" officeooo:paragraph-rsid="001db421" style:font-size-asian="14pt" style:font-weight-asian="bold" style:font-size-complex="16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text-properties officeooo:rsid="001f57ec" officeooo:paragraph-rsid="001f57ec"/>
    </style:style>
    <style:style style:name="P16" style:family="paragraph" style:parent-style-name="Footer">
      <style:paragraph-properties fo:text-align="center" style:justify-single-word="false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5c75"/>
    </style:style>
    <style:style style:name="T4" style:family="text">
      <style:text-properties officeooo:rsid="001c09b1"/>
    </style:style>
    <style:style style:name="T5" style:family="text">
      <style:text-properties fo:font-size="16pt" officeooo:rsid="001db421" style:font-size-asian="14pt" style:font-size-complex="16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УНИВЕРСИТЕТ ИТМО</text:p>
      <text:p text:style-name="P4">КАФЕДРА ВЫЧИСЛИТЕЛЬ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9"/>
      <text:p text:style-name="P6">Отчёт по лабораторной работе №<text:span text:style-name="T4">2</text:span></text:p>
      <text:p text:style-name="P7"/>
      <text:p text:style-name="P6"/>
      <text:p text:style-name="P6"/>
      <text:p text:style-name="P6"/>
      <text:p text:style-name="P6"/>
      <text:p text:style-name="P3">Выполнил Ощепков А<text:span text:style-name="T2">ртём</text:span>,</text:p>
      <text:p text:style-name="P3">группа <text:span text:style-name="T3">P</text:span>3<text:span text:style-name="T3">2</text:span>02</text:p>
      <text:p text:style-name="P2">Преподаватель <text:span text:style-name="T4">Жирков И.О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Задание</text:h>
      <text:p text:style-name="Text_20_body">Используя макрос, создать статический LinkedList, инициализируемый на стадии препроцессинга. Использовать его в качестве словаря. Реализовать функцию find_word, предоставляющую данные по заданному ключу.</text:p>
      <text:p text:style-name="Text_20_body"></text:p>
      <text:p text:style-name="Text_20_body">The macro will take two arguments:</text:p>
      <text:p text:style-name="Text_20_body">•<text:tab/> Dictionary key (inside quotes).</text:p>
      <text:p text:style-name="Text_20_body">•<text:tab/> Assembly label name. Keys can contain spaces and other characters, which are not allowed <text:tab/>in label names.</text:p>
      <text:p text:style-name="Text_20_body">Each entry should start with a pointer to the next entry, then hold a key as a null-terminated string. The content is then directly described by a programmer.</text:p>
      <text:h text:style-name="Heading_20_1" text:outline-level="1">Текст программы</text:h>
      <text:p text:style-name="P12">colon.inc:</text:p>
      <text:list xml:id="list1130921156626432652" text:style-name="L1">
        <text:list-item>
          <text:p text:style-name="P13">; This macro accepts two args:</text:p>
        </text:list-item>
        <text:list-item>
          <text:p text:style-name="P13">; 1) A key string. (you do not need to write \0 symbol)</text:p>
        </text:list-item>
        <text:list-item>
          <text:p text:style-name="P13">; 2) A current element label</text:p>
        </text:list-item>
        <text:list-item>
          <text:p text:style-name="P13">%macro colon 2</text:p>
        </text:list-item>
        <text:list-item>
          <text:p text:style-name="P13"></text:p>
        </text:list-item>
        <text:list-item>
          <text:p text:style-name="P13">%ifndef prev<text:tab/> <text:s text:c="8"/>; Automatically refering to the previous element.</text:p>
        </text:list-item>
        <text:list-item>
          <text:p text:style-name="P13">%define prev 0</text:p>
        </text:list-item>
        <text:list-item>
          <text:p text:style-name="P13">%endif</text:p>
        </text:list-item>
        <text:list-item>
          <text:p text:style-name="P13"></text:p>
        </text:list-item>
        <text:list-item>
          <text:p text:style-name="P13">%2:<text:tab/><text:tab/> <text:s text:c="8"/>; The label</text:p>
        </text:list-item>
        <text:list-item>
          <text:p text:style-name="P13">dq <text:s text:c="2"/>prev <text:s text:c="6"/><text:tab/> <text:s text:c="8"/>;<text:tab/> A pointer to the next element</text:p>
        </text:list-item>
        <text:list-item>
          <text:p text:style-name="P13">db %1, 0 <text:s text:c="4"/><text:tab/> <text:s text:c="8"/>; Key string</text:p>
        </text:list-item>
        <text:list-item>
          <text:p text:style-name="P13">%define prev %2</text:p>
        </text:list-item>
        <text:list-item>
          <text:p text:style-name="P13">%endmacro<text:span text:style-name="T5"></text:span></text:p>
        </text:list-item>
      </text:list>
      <text:p text:style-name="P11"/>
      <text:p text:style-name="P11"/>
      <text:p text:style-name="P11"/>
      <text:p text:style-name="P12"><text:soft-page-break/>dict.asm:</text:p>
      <text:list xml:id="list6382485970550203123" text:style-name="L2">
        <text:list-item>
          <text:p text:style-name="P14">; Args:</text:p>
        </text:list-item>
        <text:list-item>
          <text:p text:style-name="P14">; 1, rdi) A pointer to a null terminated key string</text:p>
        </text:list-item>
        <text:list-item>
          <text:p text:style-name="P14">; 2, rsi) A pointer to the last word in the dicntionary</text:p>
        </text:list-item>
        <text:list-item>
          <text:p text:style-name="P14">find_word:</text:p>
        </text:list-item>
        <text:list-item>
          <text:p text:style-name="P14"><text:tab/>push rdi<text:tab/> <text:s text:c="3"/>; string_equals spoils these registers <text:s/></text:p>
        </text:list-item>
        <text:list-item>
          <text:p text:style-name="P14"><text:tab/>push rsi<text:tab/> <text:s text:c="3"/>; <text:s text:c="2"/></text:p>
        </text:list-item>
        <text:list-item>
          <text:p text:style-name="P14"><text:tab/>lea <text:s/>rsi, [rsi + 8] <text:s/>; We now that the key locates after 8 bytes</text:p>
        </text:list-item>
        <text:list-item>
          <text:p text:style-name="P14"><text:s text:c="8"/><text:tab/> <text:s text:c="27"/>; List structure:</text:p>
        </text:list-item>
        <text:list-item>
          <text:p text:style-name="P14"><text:s text:c="16"/><text:tab/> <text:s text:c="3"/><text:tab/> <text:s text:c="3"/>; 1) Pointer to the next node (64 bit)</text:p>
        </text:list-item>
        <text:list-item>
          <text:p text:style-name="P14"><text:s text:c="18"/><text:tab/> <text:s text:c="3"/><text:tab/> <text:s text:c="3"/>; 2) Key-\0 string</text:p>
        </text:list-item>
        <text:list-item>
          <text:p text:style-name="P14"><text:s text:c="20"/><text:tab/> <text:s text:c="3"/><text:tab/> <text:s text:c="3"/>; 3) Date-\0 string</text:p>
        </text:list-item>
        <text:list-item>
          <text:p text:style-name="P14"></text:p>
        </text:list-item>
        <text:list-item>
          <text:p text:style-name="P14"><text:tab/>call string_equals</text:p>
        </text:list-item>
        <text:list-item>
          <text:p text:style-name="P14"><text:tab/>pop rsi</text:p>
        </text:list-item>
        <text:list-item>
          <text:p text:style-name="P14"><text:tab/>pop rdi</text:p>
        </text:list-item>
        <text:list-item>
          <text:p text:style-name="P14"></text:p>
        </text:list-item>
        <text:list-item>
          <text:p text:style-name="P14"><text:tab/>test rax, rax<text:tab/> <text:s text:c="3"/>; 1 if equals, 0 otherwise.</text:p>
        </text:list-item>
        <text:list-item>
          <text:p text:style-name="P14"><text:tab/>jnz <text:s/>.found</text:p>
        </text:list-item>
        <text:list-item>
          <text:p text:style-name="P14"><text:tab/>mov <text:s/>rsi, [rsi]<text:tab/> <text:s text:c="3"/>; Now rsi is the pointer to the next node</text:p>
        </text:list-item>
        <text:list-item>
          <text:p text:style-name="P14"><text:tab/>test rsi, rsi<text:tab/> <text:s text:c="3"/>; If the reference is null, we've gone over</text:p>
        </text:list-item>
        <text:list-item>
          <text:p text:style-name="P14"><text:tab/><text:tab/><text:tab/> <text:s text:c="3"/>; All the nodes</text:p>
        </text:list-item>
        <text:list-item>
          <text:p text:style-name="P14"><text:tab/>jnz find_word<text:tab/> <text:s text:c="3"/>; Repeat if there is the next node</text:p>
        </text:list-item>
        <text:list-item>
          <text:p text:style-name="P14"><text:tab/>xor eax, eax<text:tab/> <text:s text:c="3"/>; Return 0 if the word have not been found</text:p>
        </text:list-item>
        <text:list-item>
          <text:p text:style-name="P14"><text:tab/>ret</text:p>
        </text:list-item>
        <text:list-item>
          <text:p text:style-name="P14">.found:</text:p>
        </text:list-item>
        <text:list-item>
          <text:p text:style-name="P14"><text:tab/>mov rax, rsi <text:s/><text:tab/> <text:s text:c="2"/>; If success, return the record's addr</text:p>
        </text:list-item>
        <text:list-item>
          <text:p text:style-name="P14"><text:tab/>ret</text:p>
        </text:list-item>
      </text:list>
      <text:h text:style-name="Heading_20_1" text:outline-level="1"><text:soft-page-break/>Выводы</text:h>
      <text:p text:style-name="P15"><text:tab/>Я познакомился с концепцией make-file'ов. Это — удобный и полезный инструмент. Научился разделять программы, написанные на языке ассемблера, на модули. Глубже проник в процесс сборки программы и мир препроцессинга. Думаю, если бы я сделал эту лабу, будучи в 10 классе, потратил бы тогда на подключение какой-то библиотеки гораздо меньше времени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8T00:09:22.731628654</dc:date>
    <meta:generator>LibreOffice/4.2.8.2$Linux_X86_64 LibreOffice_project/420m0$Build-2</meta:generator>
    <meta:editing-duration>PT36S</meta:editing-duration>
    <meta:editing-cycles>5</meta:editing-cycles>
    <meta:document-statistic meta:table-count="0" meta:image-count="0" meta:object-count="0" meta:page-count="4" meta:paragraph-count="61" meta:word-count="414" meta:character-count="2498" meta:non-whitespace-character-count="1892"/>
  </office:meta>
</office:document-meta>
</file>